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QuantiteMax</text:p>
          </table:table-cell>
          <table:table-cell office:value-type="string" calcext:value-type="string">
            <text:p>Block/Craft</text:p>
          </table:table-cell>
          <table:table-cell office:value-type="string" calcext:value-type="string">
            <text:p>IDBlock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id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tem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rr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arbo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i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err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adium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bl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che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idonRadioactif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ingotFe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raft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ancePier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aft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io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aft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a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aft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off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ock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i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raft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arreMe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aft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5">00/00/0000</text:date>, <text:time style:data-style-name="N2" text:time-value="13:31:43.3010402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17:18:16.595398108</meta:creation-date>
    <dc:date>2019-06-05T13:38:58.194726909</dc:date>
    <meta:editing-duration>PT2H2M40S</meta:editing-duration>
    <meta:editing-cycles>5</meta:editing-cycles>
    <meta:generator>LibreOffice/5.1.6.2$Linux_X86_64 LibreOffice_project/10m0$Build-2</meta:generator>
    <meta:document-statistic meta:table-count="1" meta:cell-count="94" meta:object-count="0"/>
  </office:meta>
</office:document-meta>
</file>